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June 22, 2021 (01:48:2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5:48:35Z</meta:creation-date>
    <dc:date>2021-06-22T05:48:35Z</dc:date>
    <meta:user-defined meta:name="date" meta:value-type="string">June  22, 2021 (01:48:2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